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ro" fo:country="RO" officeooo:rsid="0004ea56" officeooo:paragraph-rsid="0004ea56" style:font-size-asian="15.75pt" style:font-size-complex="18pt"/>
    </style:style>
    <style:style style:name="P2" style:family="paragraph" style:parent-style-name="Standard">
      <style:paragraph-properties fo:text-align="end" style:justify-single-word="false"/>
      <style:text-properties fo:font-size="18pt" fo:language="ro" fo:country="RO" officeooo:rsid="0004ea56" officeooo:paragraph-rsid="0004ea56" style:font-size-asian="15.75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fo:language="ro" fo:country="RO" officeooo:rsid="0004ea56" officeooo:paragraph-rsid="0004ea56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4pt" fo:language="ro" fo:country="RO" officeooo:rsid="0004ea56" officeooo:paragraph-rsid="0004ea56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ro" fo:country="RO" officeooo:rsid="0004ea56" officeooo:paragraph-rsid="0004ea56" style:font-size-asian="12.25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fo:language="ro" fo:country="RO" officeooo:rsid="0004ea56" officeooo:paragraph-rsid="0004ea56" style:font-size-asian="12.25pt" style:font-size-complex="14pt"/>
    </style:style>
    <style:style style:name="P7" style:family="paragraph" style:parent-style-name="Standard">
      <style:paragraph-properties fo:text-align="end" style:justify-single-word="false"/>
      <style:text-properties fo:font-size="14pt" fo:language="ro" fo:country="RO" officeooo:rsid="00063199" officeooo:paragraph-rsid="00063199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ro" fo:country="RO" fo:font-weight="normal" officeooo:rsid="0004ea56" officeooo:paragraph-rsid="0004ea5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76858"/>
    </style:style>
    <style:style style:name="P10" style:family="paragraph" style:parent-style-name="Standard">
      <style:paragraph-properties fo:text-align="center" style:justify-single-word="false"/>
      <style:text-properties fo:font-size="32pt" fo:language="ro" fo:country="RO" officeooo:rsid="0004ea56" officeooo:paragraph-rsid="0004ea56" style:font-size-asian="32pt" style:font-size-complex="32pt"/>
    </style:style>
    <style:style style:name="P11" style:family="paragraph" style:parent-style-name="Standard">
      <style:paragraph-properties fo:text-align="start" style:justify-single-word="false"/>
      <style:text-properties fo:font-size="16pt" fo:language="ro" fo:country="RO" fo:font-weight="bold" officeooo:rsid="0004ea56" officeooo:paragraph-rsid="0004ea56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0acde7" officeooo:paragraph-rsid="000acde7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ro" fo:country="RO" fo:font-weight="normal" officeooo:rsid="00092b16" officeooo:paragraph-rsid="0007edf7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ro" fo:country="RO" fo:font-weight="normal" officeooo:rsid="000acde7" officeooo:paragraph-rsid="000acde7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ro" fo:country="RO" fo:font-weight="normal" officeooo:rsid="000b10df" officeooo:paragraph-rsid="000b10df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ro" fo:country="RO" fo:font-weight="normal" officeooo:rsid="000c1d36" officeooo:paragraph-rsid="000c1d36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language="ro" fo:country="RO" fo:font-weight="bold" officeooo:rsid="000b10df" officeooo:paragraph-rsid="000b10df" style:font-size-asian="16pt" style:font-weight-asian="bold" style:font-size-complex="16pt" style:font-weight-complex="bold"/>
    </style:style>
    <style:style style:name="T1" style:family="text">
      <style:text-properties fo:language="ro" fo:country="RO"/>
    </style:style>
    <style:style style:name="T2" style:family="text">
      <style:text-properties fo:language="ro" fo:country="RO" officeooo:rsid="00092b16"/>
    </style:style>
    <style:style style:name="T3" style:family="text">
      <style:text-properties officeooo:rsid="00062502"/>
    </style:style>
    <style:style style:name="T4" style:family="text">
      <style:text-properties fo:font-size="16pt" fo:language="ro" fo:country="RO" fo:font-weight="bold" officeooo:rsid="00076858" style:font-size-asian="16pt" style:font-weight-asian="bold" style:font-size-complex="16pt" style:font-weight-complex="bold"/>
    </style:style>
    <style:style style:name="T5" style:family="text">
      <style:text-properties fo:font-size="16pt" fo:language="ro" fo:country="RO" fo:font-weight="bold" officeooo:rsid="0004ea56" style:font-size-asian="16pt" style:font-weight-asian="bold" style:font-size-complex="16pt" style:font-weight-complex="bold"/>
    </style:style>
    <style:style style:name="T6" style:family="text">
      <style:text-properties officeooo:rsid="00092b16"/>
    </style:style>
    <style:style style:name="T7" style:family="text">
      <style:text-properties fo:font-size="14pt" fo:language="ro" fo:country="RO" fo:font-weight="normal" officeooo:rsid="00076858" style:font-size-asian="12.25pt" style:font-weight-asian="normal" style:font-size-complex="14pt" style:font-weight-complex="normal"/>
    </style:style>
    <style:style style:name="T8" style:family="text">
      <style:text-properties fo:font-size="14pt" fo:language="ro" fo:country="RO" fo:font-weight="normal" officeooo:rsid="0007edf7" style:font-size-asian="12.25pt" style:font-weight-asian="normal" style:font-size-complex="14pt" style:font-weight-complex="normal"/>
    </style:style>
    <style:style style:name="T9" style:family="text">
      <style:text-properties fo:font-size="14pt" fo:language="ro" fo:country="RO" fo:font-weight="normal" officeooo:rsid="00092b16" style:font-size-asian="12.25pt" style:font-weight-asian="normal" style:font-size-complex="14pt" style:font-weight-complex="normal"/>
    </style:style>
    <style:style style:name="T10" style:family="text">
      <style:text-properties officeooo:rsid="000d0b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4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Predator-Prey Agent Based</text:p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5"/>
      <text:p text:style-name="P5"/>
      <text:p text:style-name="P7">Proiect realizat de:</text:p>
      <text:p text:style-name="P5"/>
      <text:p text:style-name="P3">Feier Denis</text:p>
      <text:p text:style-name="P3">Pescaru Alexandru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oft-page-break/>1. Descrierea si<text:span text:style-name="T3">s</text:span>temului modelat</text:p>
      <text:p text:style-name="P8"/>
      <text:p text:style-name="P8"/>
      <text:p text:style-name="P9"><text:span text:style-name="T4">2</text:span><text:span text:style-name="T5">. Descrierea </text:span><text:span text:style-name="T4">tehnicii de modelare</text:span></text:p>
      <text:p text:style-name="P16">Tehnica de modelare este <text:span text:style-name="T6">A</text:span>gent-Based <text:span text:style-name="T10">(c 10)</text:span>.</text:p>
      <text:p text:style-name="P13"/>
      <text:p text:style-name="P12"><text:span text:style-name="T2">3. </text:span><text:span text:style-name="T1">Descrierea pașilor de construire a modelului</text:span></text:p>
      <text:p text:style-name="P14"/>
      <text:p text:style-name="P14"/>
      <text:p text:style-name="P17">4. Prezentarea valorilor indicilor de performanță</text:p>
      <text:p text:style-name="P15"/>
      <text:p text:style-name="P17">4.1</text:p>
      <text:p text:style-name="P15"/>
      <text:p text:style-name="P17">4.2</text:p>
      <text:p text:style-name="P17"/>
      <text:p text:style-name="P17"/>
      <text:p text:style-name="P17">5. Concluzi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26T09:32:59.168000000</dc:date>
    <meta:editing-duration>PT56M10S</meta:editing-duration>
    <meta:editing-cycles>13</meta:editing-cycles>
    <meta:document-statistic meta:table-count="0" meta:image-count="0" meta:object-count="0" meta:page-count="2" meta:paragraph-count="13" meta:word-count="44" meta:character-count="298" meta:non-whitespace-character-count="267"/>
  </office:meta>
</office:document-meta>
</file>